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TABLE IF EXISTS `ASARGUsers`;</text:p>
      <text:p text:style-name="Standard">CREATE TABLE `ASARGUsers` (</text:p>
      <text:p text:style-name="Standard"><text:s text:c="2"/>`name` varchar(30) DEFAULT NULL,</text:p>
      <text:p text:style-name="Standard"><text:s text:c="2"/>`email` varchar(50) NOT NULL,</text:p>
      <text:p text:style-name="Standard"><text:s text:c="2"/>`dob` date DEFAULT NULL,</text:p>
      <text:p text:style-name="Standard"><text:s text:c="2"/>`id` int(10) NOT NULL AUTO_INCREMENT,</text:p>
      <text:p text:style-name="Standard"><text:s text:c="2"/>PRIMARY KEY (`email`),</text:p>
      <text:p text:style-name="Standard"><text:s text:c="2"/>UNIQUE KEY `id` (`id`)</text:p>
      <text:p text:style-name="Standard">) ENGINE=InnoDB DEFAULT CHARSET=latin1;</text:p>
      <text:p text:style-name="Standard">LOCK TABLES `ASARGUsers` WRITE;</text:p>
      <text:p text:style-name="Standard">UNLOCK TABLES;</text:p>
      <text:p text:style-name="Standard"/>
      <text:p text:style-name="Standard"/>
      <text:p text:style-name="Standard"/>
      <text:p text:style-name="Standard"/>
      <text:p text:style-name="Standard">DROP TABLE IF EXISTS `ASARGSkills`;</text:p>
      <text:p text:style-name="Standard">CREATE TABLE `ASARGSkills` (</text:p>
      <text:p text:style-name="Standard"><text:s text:c="2"/>`skill` varchar(30) DEFAULT NULL,</text:p>
      <text:p text:style-name="Standard"><text:s text:c="2"/>`skillid` int(10) NOT NULL AUTO_INCREMENT,</text:p>
      <text:p text:style-name="Standard"><text:s text:c="2"/>PRIMARY KEY (`skillid`)</text:p>
      <text:p text:style-name="Standard">) ENGINE=InnoDB DEFAULT CHARSET=latin1;</text:p>
      <text:p text:style-name="Standard">LOCK TABLES `ASARGSkills` WRITE;</text:p>
      <text:p text:style-name="Standard">UNLOCK TABLES;</text:p>
      <text:p text:style-name="Standard"/>
      <text:p text:style-name="Standard"/>
      <text:p text:style-name="Standard"/>
      <text:p text:style-name="Standard"/>
      <text:p text:style-name="Standard">DROP TABLE IF EXISTS `ASARGPosts`;</text:p>
      <text:p text:style-name="Standard">CREATE TABLE `ASARGPosts` (</text:p>
      <text:p text:style-name="Standard"><text:s text:c="2"/>`authorStu` int(10) DEFAULT NULL,</text:p>
      <text:p text:style-name="Standard"><text:s text:c="2"/>`time_stamp` time DEFAULT NULL,</text:p>
      <text:p text:style-name="Standard"><text:s text:c="2"/>`post` text,</text:p>
      <text:p text:style-name="Standard"><text:s text:c="2"/>`postid` int(10) NOT NULL AUTO_INCREMENT,</text:p>
      <text:p text:style-name="Standard"><text:s text:c="2"/>PRIMARY KEY (`postid`)</text:p>
      <text:p text:style-name="Standard">) ENGINE=InnoDB DEFAULT CHARSET=latin1;</text:p>
      <text:p text:style-name="Standard">LOCK TABLES `ASARGPosts` WRITE;</text:p>
      <text:p text:style-name="Standard">UNLOCK TABLES;</text:p>
      <text:p text:style-name="Standard"/>
      <text:p text:style-name="Standard"/>
      <text:p text:style-name="Standard"/>
      <text:p text:style-name="Standard">DROP TABLE IF EXISTS `ASARGChats`;</text:p>
      <text:p text:style-name="Standard">CREATE TABLE `ASARGChats` (</text:p>
      <text:p text:style-name="Standard"><text:s text:c="2"/>`toStu` int(10) DEFAULT NULL,</text:p>
      <text:p text:style-name="Standard"><text:s text:c="2"/>`fromStu` int(10) DEFAULT NULL,</text:p>
      <text:p text:style-name="Standard"><text:s text:c="2"/>`time_stamp` time DEFAULT NULL,</text:p>
      <text:p text:style-name="Standard"><text:s text:c="2"/>`msg` text,</text:p>
      <text:p text:style-name="Standard"><text:s text:c="2"/>`msgid` int(10) NOT NULL AUTO_INCREMENT,</text:p>
      <text:p text:style-name="Standard"><text:s text:c="2"/>PRIMARY KEY (`msgid`)</text:p>
      <text:p text:style-name="Standard">) ENGINE=InnoDB DEFAULT CHARSET=latin1;</text:p>
      <text:p text:style-name="Standard">LOCK TABLES `ASARGChats` WRITE;</text:p>
      <text:p text:style-name="Standard">UNLOCK TABLES;</text:p>
      <text:p text:style-name="Standard"/>
      <text:p text:style-name="Standard"><text:soft-page-break/></text:p>
      <text:p text:style-name="Standard"/>
      <text:p text:style-name="Standard">DROP TABLE IF EXISTS `ASARGSkillReg`;</text:p>
      <text:p text:style-name="Standard">CREATE TABLE `ASARGSkillReg` (</text:p>
      <text:p text:style-name="Standard"><text:s text:c="2"/>`skillid` int(10) NOT NULL,</text:p>
      <text:p text:style-name="Standard"><text:s text:c="2"/>`studentid` int(10) NOT NULL,</text:p>
      <text:p text:style-name="Standard"><text:s text:c="2"/>PRIMARY KEY (`skillid`,`studentid`)</text:p>
      <text:p text:style-name="Standard">) ENGINE=InnoDB DEFAULT CHARSET=latin1;</text:p>
      <text:p text:style-name="Standard">LOCK TABLES `ASARGSkillReg` WRITE;</text:p>
      <text:p text:style-name="Standard">UNLOCK TABL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6:23:32.493125312</meta:creation-date>
    <meta:print-date>2019-08-27T16:28:05.506630994</meta:print-date>
    <dc:date>2019-08-27T16:38:22.877623088</dc:date>
    <meta:editing-duration>PT4M40S</meta:editing-duration>
    <meta:editing-cycles>1</meta:editing-cycles>
    <meta:document-statistic meta:table-count="0" meta:image-count="0" meta:object-count="0" meta:page-count="2" meta:paragraph-count="48" meta:word-count="182" meta:character-count="1440" meta:non-whitespace-character-count="1260"/>
    <meta:generator>LibreOffice/6.0.7.3$Linux_X86_64 LibreOffice_project/00m0$Build-3</meta:generator>
  </office:meta>
</office:document-meta>
</file>